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officeooo:paragraph-rsid="01848fb2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6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2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30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31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style:font-name="Calibri" fo:font-size="13pt" fo:language="fr" fo:country="FR" fo:font-style="normal" officeooo:paragraph-rsid="001e473f" style:font-size-asian="13pt" style:language-asian="en" style:country-asian="US" style:font-style-asian="normal" style:font-size-complex="13pt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5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6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2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3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4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bold" officeooo:rsid="018a6720" officeooo:paragraph-rsid="0188dd6c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5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978"/>
    </style:style>
    <style:style style:name="P47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50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51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d378d"/>
    </style:style>
    <style:style style:name="P52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53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91da95"/>
    </style:style>
    <style:style style:name="P54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01e473f"/>
    </style:style>
    <style:style style:name="P55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56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8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9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60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61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6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6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64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65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66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67" style:family="paragraph" style:parent-style-name="Standard" style:list-style-name="WW8Num5">
      <style:paragraph-properties fo:margin-top="0cm" fo:margin-bottom="0.494cm" loext:contextual-spacing="false" fo:line-height="100%"/>
      <style:text-properties officeooo:rsid="018eccae" officeooo:paragraph-rsid="018eccae"/>
    </style:style>
    <style:style style:name="P68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9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72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74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75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7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78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9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8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8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8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84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85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6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7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8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90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91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92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93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94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5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7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8" style:family="paragraph">
      <style:paragraph-properties fo:margin-top="0cm" fo:margin-bottom="0cm"/>
    </style:style>
    <style:style style:name="P99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style:font-name="Calibri" fo:font-size="11pt" fo:font-weight="bold" officeooo:rsid="00496321" style:font-size-asian="11pt" style:font-weight-asian="bold" style:font-size-complex="11pt"/>
    </style:style>
    <style:style style:name="T17" style:family="text">
      <style:text-properties fo:font-size="13pt" fo:language="fr" fo:country="FR" fo:font-style="normal" style:font-size-asian="13pt" style:language-asian="en" style:country-asian="US" style:font-style-asian="normal" style:font-size-complex="13pt"/>
    </style:style>
    <style:style style:name="T18" style:family="text">
      <style:text-properties fo:font-size="13pt" fo:language="fr" fo:country="FR" fo:font-style="normal" fo:font-weight="normal" style:font-size-asian="13pt" style:language-asian="en" style:country-asian="US" style:font-style-asian="normal" style:font-weight-asian="normal" style:font-size-complex="13pt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2023b" style:font-weight-asian="bold" style:font-weight-complex="bold"/>
    </style:style>
    <style:style style:name="T22" style:family="text">
      <style:text-properties fo:font-weight="bold" officeooo:rsid="0034a246" style:font-weight-asian="bold" style:font-weight-complex="bold"/>
    </style:style>
    <style:style style:name="T23" style:family="text">
      <style:text-properties fo:font-weight="bold" officeooo:rsid="00836dd9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2023b" style:font-weight-asian="normal" style:font-weight-complex="normal"/>
    </style:style>
    <style:style style:name="T26" style:family="text">
      <style:text-properties fo:font-weight="normal" officeooo:rsid="00435e70" style:font-weight-asian="normal" style:font-weight-complex="normal"/>
    </style:style>
    <style:style style:name="T27" style:family="text">
      <style:text-properties fo:font-weight="normal" officeooo:rsid="007b3802" style:font-weight-asian="normal" style:font-weight-complex="normal"/>
    </style:style>
    <style:style style:name="T28" style:family="text">
      <style:text-properties fo:font-weight="normal" officeooo:rsid="00a9273a" style:font-weight-asian="normal" style:font-weight-complex="normal"/>
    </style:style>
    <style:style style:name="T29" style:family="text">
      <style:text-properties fo:font-weight="normal" officeooo:rsid="00b3c9fc" style:font-weight-asian="normal" style:font-weight-complex="normal"/>
    </style:style>
    <style:style style:name="T30" style:family="text">
      <style:text-properties fo:font-weight="normal" officeooo:rsid="00b4a0e3" style:font-weight-asian="normal" style:font-weight-complex="normal"/>
    </style:style>
    <style:style style:name="T31" style:family="text">
      <style:text-properties fo:font-weight="normal" officeooo:rsid="001da012" style:font-weight-asian="normal" style:font-weight-complex="normal"/>
    </style:style>
    <style:style style:name="T32" style:family="text">
      <style:text-properties fo:font-weight="normal" officeooo:rsid="001bd016" style:font-weight-asian="normal" style:font-weight-complex="normal"/>
    </style:style>
    <style:style style:name="T33" style:family="text">
      <style:text-properties fo:font-weight="normal" officeooo:rsid="001ec276" style:font-weight-asian="normal" style:font-weight-complex="normal"/>
    </style:style>
    <style:style style:name="T34" style:family="text">
      <style:text-properties fo:font-weight="normal" officeooo:rsid="010824db" style:font-weight-asian="normal" style:font-weight-complex="normal"/>
    </style:style>
    <style:style style:name="T35" style:family="text">
      <style:text-properties fo:font-weight="normal" officeooo:rsid="01585e05" style:font-weight-asian="normal" style:font-weight-complex="normal"/>
    </style:style>
    <style:style style:name="T36" style:family="text">
      <style:text-properties fo:font-weight="normal" officeooo:rsid="015b3fb8" style:font-weight-asian="normal" style:font-weight-complex="normal"/>
    </style:style>
    <style:style style:name="T37" style:family="text">
      <style:text-properties fo:font-weight="normal" officeooo:rsid="0168473f" style:font-weight-asian="normal" style:font-weight-complex="normal"/>
    </style:style>
    <style:style style:name="T38" style:family="text">
      <style:text-properties style:use-window-font-color="true" style:font-name="Calibri"/>
    </style:style>
    <style:style style:name="T39" style:family="text">
      <style:text-properties style:use-window-font-color="true" style:font-name="Calibri" fo:font-weight="bold" style:font-weight-asian="bold"/>
    </style:style>
    <style:style style:name="T40" style:family="text">
      <style:text-properties style:use-window-font-color="true" style:font-name="Calibri" fo:font-weight="bold" style:font-weight-asian="bold" style:font-weight-complex="bold"/>
    </style:style>
    <style:style style:name="T41" style:family="text">
      <style:text-properties style:use-window-font-color="true" style:font-name="Calibri" fo:font-weight="bold" officeooo:rsid="00740786" style:font-weight-asian="bold" style:font-weight-complex="bold"/>
    </style:style>
    <style:style style:name="T42" style:family="text">
      <style:text-properties style:use-window-font-color="true" style:font-name="Calibri" fo:font-weight="bold" officeooo:rsid="012b7132" style:font-weight-asian="bold" style:font-weight-complex="bold"/>
    </style:style>
    <style:style style:name="T43" style:family="text">
      <style:text-properties style:use-window-font-color="true" style:font-name="Calibri" fo:font-weight="bold" officeooo:rsid="012e21b4" style:font-weight-asian="bold" style:font-weight-complex="bold"/>
    </style:style>
    <style:style style:name="T44" style:family="text">
      <style:text-properties style:use-window-font-color="true" style:font-name="Calibri" fo:font-weight="bold" officeooo:rsid="012c62fd" style:font-weight-asian="bold" style:font-weight-complex="bold"/>
    </style:style>
    <style:style style:name="T45" style:family="text">
      <style:text-properties style:use-window-font-color="true" style:font-name="Calibri" fo:font-weight="bold" officeooo:rsid="012f8a0a" style:font-weight-asian="bold" style:font-weight-complex="bold"/>
    </style:style>
    <style:style style:name="T46" style:family="text">
      <style:text-properties style:use-window-font-color="true" style:font-name="Calibri" fo:font-weight="bold" officeooo:rsid="012f9d6e" style:font-weight-asian="bold" style:font-weight-complex="bold"/>
    </style:style>
    <style:style style:name="T47" style:family="text">
      <style:text-properties style:use-window-font-color="true" style:font-name="Calibri" fo:font-weight="bold" officeooo:rsid="018f0469" style:font-weight-asian="bold" style:font-weight-complex="bold"/>
    </style:style>
    <style:style style:name="T48" style:family="text">
      <style:text-properties style:use-window-font-color="true" style:font-name="Calibri" fo:font-weight="bold" officeooo:rsid="018f9877" style:font-weight-asian="bold" style:font-weight-complex="bold"/>
    </style:style>
    <style:style style:name="T49" style:family="text">
      <style:text-properties style:use-window-font-color="true" style:font-name="Calibri" officeooo:rsid="00450cce"/>
    </style:style>
    <style:style style:name="T50" style:family="text">
      <style:text-properties style:use-window-font-color="true" style:font-name="Calibri" style:text-underline-style="solid" style:text-underline-width="auto" style:text-underline-color="font-color"/>
    </style:style>
    <style:style style:name="T51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52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54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5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6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7" style:family="text">
      <style:text-properties style:use-window-font-color="true" style:font-name="Calibri" fo:font-size="13pt" fo:language="fr" fo:country="FR" fo:font-style="normal" fo:font-weight="normal" style:font-size-asian="13pt" style:language-asian="en" style:country-asian="US" style:font-style-asian="normal" style:font-weight-asian="normal" style:font-size-complex="13pt" style:font-weight-complex="normal"/>
    </style:style>
    <style:style style:name="T58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9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60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61" style:family="text">
      <style:text-properties style:use-window-font-color="true" style:font-name="Calibri" fo:font-size="13pt" fo:font-weight="bol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3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4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5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6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7" style:family="text">
      <style:text-properties style:use-window-font-color="true" style:font-name="Calibri" fo:font-size="13pt" fo:font-weight="bold" officeooo:rsid="01980c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8" style:family="text">
      <style:text-properties style:use-window-font-color="true" style:font-name="Calibri" fo:font-size="13pt" fo:font-weight="normal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7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8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9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0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1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2" style:family="text">
      <style:text-properties style:use-window-font-color="true" style:font-name="Calibri" style:font-weight-complex="bold"/>
    </style:style>
    <style:style style:name="T83" style:family="text">
      <style:text-properties style:use-window-font-color="true" style:font-name="Calibri" officeooo:rsid="00724d8a" style:font-weight-complex="bold"/>
    </style:style>
    <style:style style:name="T84" style:family="text">
      <style:text-properties style:use-window-font-color="true" style:font-name="Calibri" officeooo:rsid="0076c45f" style:font-weight-complex="bold"/>
    </style:style>
    <style:style style:name="T85" style:family="text">
      <style:text-properties style:use-window-font-color="true" style:font-name="Calibri" officeooo:rsid="0077fb0e" style:font-weight-complex="bold"/>
    </style:style>
    <style:style style:name="T86" style:family="text">
      <style:text-properties style:use-window-font-color="true" style:font-name="Calibri" officeooo:rsid="007daa2e" style:font-weight-complex="bold"/>
    </style:style>
    <style:style style:name="T87" style:family="text">
      <style:text-properties style:use-window-font-color="true" style:font-name="Calibri" officeooo:rsid="00c4ed28" style:font-weight-complex="bold"/>
    </style:style>
    <style:style style:name="T88" style:family="text">
      <style:text-properties style:use-window-font-color="true" style:font-name="Calibri" officeooo:rsid="00c66b24" style:font-weight-complex="bold"/>
    </style:style>
    <style:style style:name="T89" style:family="text">
      <style:text-properties style:use-window-font-color="true" style:font-name="Calibri" officeooo:rsid="00dd279d" style:font-weight-complex="bold"/>
    </style:style>
    <style:style style:name="T90" style:family="text">
      <style:text-properties style:use-window-font-color="true" style:font-name="Calibri" officeooo:rsid="00f9d989" style:font-weight-complex="bold"/>
    </style:style>
    <style:style style:name="T91" style:family="text">
      <style:text-properties style:use-window-font-color="true" style:font-name="Calibri" officeooo:rsid="00fb9cd0" style:font-weight-complex="bold"/>
    </style:style>
    <style:style style:name="T92" style:family="text">
      <style:text-properties style:use-window-font-color="true" style:font-name="Calibri" officeooo:rsid="00fca9e0" style:font-weight-complex="bold"/>
    </style:style>
    <style:style style:name="T93" style:family="text">
      <style:text-properties style:use-window-font-color="true" style:font-name="Calibri" officeooo:rsid="00fe207e" style:font-weight-complex="bold"/>
    </style:style>
    <style:style style:name="T94" style:family="text">
      <style:text-properties style:use-window-font-color="true" style:font-name="Calibri" officeooo:rsid="0106fed2" style:font-weight-complex="bold"/>
    </style:style>
    <style:style style:name="T95" style:family="text">
      <style:text-properties style:use-window-font-color="true" style:font-name="Calibri" officeooo:rsid="011c04ae" style:font-weight-complex="bold"/>
    </style:style>
    <style:style style:name="T96" style:family="text">
      <style:text-properties style:use-window-font-color="true" style:font-name="Calibri" officeooo:rsid="018ce978" style:font-weight-complex="bold"/>
    </style:style>
    <style:style style:name="T97" style:family="text">
      <style:text-properties style:use-window-font-color="true" style:font-name="Calibri" officeooo:rsid="0085229b"/>
    </style:style>
    <style:style style:name="T98" style:family="text">
      <style:text-properties style:use-window-font-color="true" style:font-name="Calibri" fo:font-weight="normal" style:font-weight-asian="normal" style:font-weight-complex="normal"/>
    </style:style>
    <style:style style:name="T99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100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101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102" style:family="text">
      <style:text-properties style:use-window-font-color="true" style:font-name="Calibri" officeooo:rsid="008eaf38"/>
    </style:style>
    <style:style style:name="T103" style:family="text">
      <style:text-properties style:use-window-font-color="true" style:font-name="Calibri" officeooo:rsid="00922bff"/>
    </style:style>
    <style:style style:name="T104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05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106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07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08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109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10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1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2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13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0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1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2" style:family="text">
      <style:text-properties style:use-window-font-color="true" style:font-name="Calibri" officeooo:rsid="011f7add"/>
    </style:style>
    <style:style style:name="T133" style:family="text">
      <style:text-properties style:use-window-font-color="true" style:font-name="Calibri" officeooo:rsid="012b7132"/>
    </style:style>
    <style:style style:name="T134" style:family="text">
      <style:text-properties style:font-weight-complex="bold"/>
    </style:style>
    <style:style style:name="T135" style:family="text">
      <style:text-properties officeooo:rsid="00334782" style:font-weight-complex="bold"/>
    </style:style>
    <style:style style:name="T136" style:family="text">
      <style:text-properties officeooo:rsid="005cc885" style:font-weight-complex="bold"/>
    </style:style>
    <style:style style:name="T137" style:family="text">
      <style:text-properties officeooo:rsid="006d81c6" style:font-weight-complex="bold"/>
    </style:style>
    <style:style style:name="T138" style:family="text">
      <style:text-properties officeooo:rsid="00c3c9f3" style:font-weight-complex="bold"/>
    </style:style>
    <style:style style:name="T139" style:family="text">
      <style:text-properties officeooo:rsid="00de8499" style:font-weight-complex="bold"/>
    </style:style>
    <style:style style:name="T140" style:family="text">
      <style:text-properties fo:font-style="italic" style:font-style-asian="italic" style:font-weight-complex="bold"/>
    </style:style>
    <style:style style:name="T141" style:family="text">
      <style:text-properties fo:font-style="italic" officeooo:rsid="008885d7" style:font-style-asian="italic" style:font-weight-complex="bold"/>
    </style:style>
    <style:style style:name="T142" style:family="text">
      <style:text-properties fo:font-style="italic" fo:font-weight="bold" style:font-style-asian="italic" style:font-weight-asian="bold"/>
    </style:style>
    <style:style style:name="T143" style:family="text">
      <style:text-properties fo:font-style="italic" fo:font-weight="bold" officeooo:rsid="004056c9" style:font-style-asian="italic" style:font-weight-asian="bold"/>
    </style:style>
    <style:style style:name="T144" style:family="text">
      <style:text-properties fo:font-style="italic" fo:font-weight="bold" style:font-style-asian="italic" style:font-weight-asian="bold" style:font-weight-complex="bold"/>
    </style:style>
    <style:style style:name="T145" style:family="text">
      <style:text-properties style:font-style-complex="italic" style:font-weight-complex="bold"/>
    </style:style>
    <style:style style:name="T146" style:family="text">
      <style:text-properties officeooo:rsid="011fd994" style:font-style-complex="italic" style:font-weight-complex="bold"/>
    </style:style>
    <style:style style:name="T147" style:family="text">
      <style:text-properties fo:color="#3c77b6" style:font-name="Calibri" fo:font-size="11pt" officeooo:rsid="00496321" style:font-size-asian="11pt" style:font-size-complex="11pt"/>
    </style:style>
    <style:style style:name="T148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49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50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51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52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53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54" style:family="text">
      <style:text-properties fo:color="#3c77b6" style:font-name="Calibri" fo:font-size="18pt" fo:font-weight="bold" officeooo:rsid="018a1a98" style:font-size-asian="18pt" style:font-weight-asian="bold" style:font-size-complex="18pt"/>
    </style:style>
    <style:style style:name="T155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56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57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58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59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60" style:family="text">
      <style:text-properties fo:language="fr" fo:country="FR" fo:font-style="normal" style:language-asian="en" style:country-asian="US" style:font-style-asian="normal"/>
    </style:style>
    <style:style style:name="T161" style:family="text">
      <style:text-properties fo:language="fr" fo:country="FR" fo:font-style="normal" style:language-asian="en" style:country-asian="US" style:font-style-asian="normal" style:font-weight-complex="normal"/>
    </style:style>
    <style:style style:name="T162" style:family="text">
      <style:text-properties style:text-underline-style="solid" style:text-underline-width="auto" style:text-underline-color="font-color" fo:font-weight="bold" style:font-weight-asian="bold"/>
    </style:style>
    <style:style style:name="T163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64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65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7" style:family="text">
      <style:text-properties officeooo:rsid="00191e15"/>
    </style:style>
    <style:style style:name="T168" style:family="text">
      <style:text-properties officeooo:rsid="00195cfb"/>
    </style:style>
    <style:style style:name="T169" style:family="text">
      <style:text-properties officeooo:rsid="001bb821"/>
    </style:style>
    <style:style style:name="T170" style:family="text">
      <style:text-properties officeooo:rsid="002c51ef"/>
    </style:style>
    <style:style style:name="T171" style:family="text">
      <style:text-properties officeooo:rsid="00312cb6"/>
    </style:style>
    <style:style style:name="T172" style:family="text">
      <style:text-properties officeooo:rsid="001bd016"/>
    </style:style>
    <style:style style:name="T173" style:family="text">
      <style:text-properties officeooo:rsid="001ec276"/>
    </style:style>
    <style:style style:name="T174" style:family="text">
      <style:text-properties fo:font-size="12pt" fo:font-weight="bold" style:font-size-asian="12pt" style:font-weight-asian="bold" style:font-size-complex="12pt"/>
    </style:style>
    <style:style style:name="T175" style:family="text">
      <style:text-properties fo:font-size="12pt" fo:font-weight="bold" style:font-size-asian="12pt" style:font-weight-asian="bold" style:font-size-complex="12pt" style:font-weight-complex="bold"/>
    </style:style>
    <style:style style:name="T176" style:family="text">
      <style:text-properties fo:font-size="12pt" style:font-size-asian="12pt" style:font-size-complex="12pt"/>
    </style:style>
    <style:style style:name="T177" style:family="text">
      <style:text-properties fo:font-size="12pt" style:font-size-asian="12pt" style:font-size-complex="12pt" style:font-weight-complex="bold"/>
    </style:style>
    <style:style style:name="T178" style:family="text">
      <style:text-properties style:font-name-complex="Calibri" style:font-weight-complex="bold"/>
    </style:style>
    <style:style style:name="T179" style:family="text">
      <style:text-properties officeooo:rsid="0073eea5"/>
    </style:style>
    <style:style style:name="T180" style:family="text">
      <style:text-properties officeooo:rsid="007daa2e"/>
    </style:style>
    <style:style style:name="T181" style:family="text">
      <style:text-properties officeooo:rsid="00815a75"/>
    </style:style>
    <style:style style:name="T182" style:family="text">
      <style:text-properties officeooo:rsid="00836dd9"/>
    </style:style>
    <style:style style:name="T183" style:family="text">
      <style:text-properties officeooo:rsid="00dffe54"/>
    </style:style>
    <style:style style:name="T184" style:family="text">
      <style:text-properties officeooo:rsid="010824db"/>
    </style:style>
    <style:style style:name="T185" style:family="text">
      <style:text-properties officeooo:rsid="0124ca7c"/>
    </style:style>
    <style:style style:name="T186" style:family="text">
      <style:text-properties officeooo:rsid="01847ff0"/>
    </style:style>
    <style:style style:name="T187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0496321" style:font-size-asian="11pt" style:language-asian="zxx" style:country-asian="none" style:font-weight-asian="bold" style:font-size-complex="11pt" style:language-complex="zxx" style:country-complex="none"/>
    </style:style>
    <style:style style:name="T188" style:family="text">
      <style:text-properties fo:color="#000080" style:font-name="Calibri" fo:font-size="11pt" fo:language="zxx" fo:country="none" style:text-underline-style="solid" style:text-underline-width="auto" style:text-underline-color="font-color" fo:font-weight="bold" officeooo:rsid="018c6fa1" style:font-size-asian="11pt" style:language-asian="zxx" style:country-asian="none" style:font-weight-asian="bold" style:font-size-complex="11pt" style:language-complex="zxx" style:country-complex="none"/>
    </style:style>
    <style:style style:name="T189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0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91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92" style:family="text">
      <style:text-properties officeooo:rsid="0191da95"/>
    </style:style>
    <style:style style:name="T193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4" style:family="text">
      <style:text-properties fo:color="#2a6099" style:font-name="Calibri" fo:font-size="12pt"/>
    </style:style>
    <style:style style:name="T195" style:family="text">
      <style:text-properties fo:color="#2a6099" style:font-name="Calibri" fo:font-size="12pt" fo:font-weight="bold" style:font-weight-asian="bold" style:font-weight-complex="bold"/>
    </style:style>
    <style:style style:name="T196" style:family="text">
      <style:text-properties fo:color="#2a6099" style:font-name="Calibri" fo:font-size="12pt" fo:font-weight="normal" style:font-weight-asian="normal" style:font-weight-complex="normal"/>
    </style:style>
    <style:style style:name="T197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85">ounes </text:span>CHRAK</text:p>
            <text:p text:style-name="P9"><draw:frame text:anchor-type="paragraph" draw:z-index="0" draw:name="Forme1" draw:style-name="gr2" draw:text-style-name="P99" svg:width="8.243cm" svg:height="4.975cm" svg:x="9.236cm" svg:y="-1.508cm"><draw:text-box><text:p text:style-name="P98"><text:span text:style-name="T194">Permis B</text:span></text:p><text:p text:style-name="P98"><text:span text:style-name="T194"/></text:p><text:p text:style-name="P98"><text:span text:style-name="T195"><text:s text:c="2"/></text:span><text:span text:style-name="T195">Adresse </text:span><text:span text:style-name="T194">: 92150 Suresnes</text:span></text:p><text:p text:style-name="P98"><text:span text:style-name="T194"/></text:p><text:p text:style-name="P98"><text:span text:style-name="T195"><text:s text:c="2"/></text:span><text:span text:style-name="T195">Mail :</text:span><text:span text:style-name="T194"> </text:span><text:span text:style-name="T194"><text:a xlink:href="mailto:chryounes@gmail.com" xlink:type="simple">chryounes@gmail.com</text:a></text:span></text:p><text:p><text:span text:style-name="T195"><text:s text:c="2"/></text:span><text:span text:style-name="T195">Linkedin : </text:span><text:span text:style-name="T196">http://linkedin.com/in/younesc</text:span></text:p><text:p><text:span text:style-name="T194"/></text:p><text:p><text:span text:style-name="T195">  </text:span><text:span text:style-name="T195">Tél1 :</text:span><text:span text:style-name="T196"> 06 64 44 45 79 </text:span><text:span text:style-name="T195">| tél2 : </text:span><text:span text:style-name="T197">07 89 35 50 70</text:span></text:p></draw:text-box></draw:frame><text:span text:style-name="T153">I</text:span><text:span text:style-name="T152">ntégrateur </text:span><text:span text:style-name="T153">w</text:span><text:span text:style-name="T152">eb / </text:span><text:span text:style-name="T154">Frontend dev </text:span><text:span text:style-name="T155">( Consultant cadre avec plusieurs années d’expériences </text:span><text:span text:style-name="T156"><text:s/></text:span><text:span text:style-name="T155">)</text:span></text:p>
            <text:list xml:id="list3982390256" text:style-name="L1">
              <text:list-header>
                <text:p text:style-name="P37">https://github.com/younesh/MyStyleGuide</text:p>
                <text:p text:style-name="P38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97" svg:width="17.622cm" svg:height="1.033cm" svg:x="0.046cm" svg:y="0.554cm"><draw:text-box><text:p text:style-name="P96"><text:span text:style-name="T193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5" text:outline-level="4"/>
          </table:table-cell>
        </table:table-row>
        <table:table-row table:style-name="Tableau2.2">
          <table:table-cell table:style-name="Tableau2.A1" office:value-type="string">
            <text:p text:style-name="P44"><text:span text:style-name="T24"/></text:p>
            <text:list xml:id="list1699887442" text:style-name="WW8Num6">
              <text:list-item>
                <text:list>
                  <text:list-item>
                    <text:p text:style-name="P45">Techniques : WEB / multimédia</text:p>
                  </text:list-item>
                </text:list>
              </text:list-item>
            </text:list>
            <text:list xml:id="list702888809" text:style-name="WW8Num5">
              <text:list-item>
                <text:p text:style-name="P68"><text:span text:style-name="T40">Développement / </text:span><text:span text:style-name="T43">intégration</text:span><text:span text:style-name="T40"> d</text:span><text:span text:style-name="T44">e l’</text:span><text:span text:style-name="T40">interface </text:span><text:span text:style-name="T44">web</text:span><text:span text:style-name="T40"> utilisateur</text:span><text:span text:style-name="T38"> en langages </text:span><text:span text:style-name="T40">front (HTML-CSS-JS )</text:span><text:span text:style-name="T38"> <text:s/>valide aux normes du W3C et compatible avec les navigateurs populaires </text:span><text:span text:style-name="T133">et récent </text:span><text:span text:style-name="T38">du net </text:span><text:span text:style-name="T133">avec </text:span><text:span text:style-name="T38">la prise en compte </text:span><text:span text:style-name="T132">de plusieurs tailles et format d’écrans</text:span><text:span text:style-name="T38"> </text:span><text:span text:style-name="T40">( responsive web-</text:span><text:span text:style-name="T42">design </text:span><text:span text:style-name="T40">).</text:span></text:p>
              </text:list-item>
              <text:list-item>
                <text:p text:style-name="P69">Développer de l’interaction <text:span text:style-name="T186">UI</text:span> basé sur des animations css3 et la manipulation du DOM en JavaScript <text:span text:style-name="T179">native</text:span>/ jQuery / <text:span text:style-name="T180">TypeScript</text:span>.</text:p>
              </text:list-item>
              <text:list-item>
                <text:p text:style-name="P49"><text:span text:style-name="T82">Avec </text:span><text:span text:style-name="T40">VueJS / </text:span><text:span text:style-name="T41">R</text:span><text:span text:style-name="T45">eact</text:span><text:span text:style-name="T46">JS</text:span><text:span text:style-name="T82"> , développement front d’une interface CRUD consommant une API-REST par la lib AXIOS. <text:s/></text:span><text:span text:style-name="T95">Et </text:span><text:span text:style-name="T89"><text:s/></text:span><text:span text:style-name="T95">en créant </text:span><text:span text:style-name="T89">des c</text:span><text:span text:style-name="T90">omposants </text:span><text:span text:style-name="T89"><text:s/>Interactive </text:span><text:span text:style-name="T91">en Atomic-</text:span><text:span text:style-name="T92">Design </text:span><text:span text:style-name="T93">architecture ...</text:span></text:p>
              </text:list-item>
              <text:list-item>
                <text:p text:style-name="P47"><text:span text:style-name="T84">Implémenter en amont du développement q</text:span><text:span text:style-name="T94">uelques</text:span><text:span text:style-name="T84"> règles </text:span><text:span text:style-name="T86">de base en</text:span><text:span text:style-name="T84"> accessibilité Web, SEO et de </text:span><text:span text:style-name="T85">performance</text:span><text:span text:style-name="T84"> WEB.</text:span></text:p>
              </text:list-item>
              <text:list-item>
                <text:p text:style-name="P48"><text:span text:style-name="T84">F</text:span><text:span text:style-name="T87">orce de propositions UX sur des problématiques de navigation, <text:s/></text:span><text:span text:style-name="T88">des dispositions lié aux responsive.</text:span></text:p>
              </text:list-item>
              <text:list-item>
                <text:p text:style-name="P88"><text:span text:style-name="T21">Avec Photoshop ou </text:span><text:span text:style-name="T1">F</text:span><text:span text:style-name="T21">igma : </text:span><text:span text:style-name="T25">en plus d’extraire les </text:span><text:span text:style-name="T26">éléments</text:span><text:span text:style-name="T25"> </text:span><text:span text:style-name="T26">nécessaire</text:span><text:span text:style-name="T25"> à </text:span><text:span text:style-name="T26">l’intégration</text:span><text:span text:style-name="T25"> de l’interface web, <text:s/>je peut </text:span><text:span text:style-name="T26">être</text:span><text:span text:style-name="T25"> une force de </text:span><text:span text:style-name="T26">proposition</text:span><text:span text:style-name="T25"> </text:span><text:span text:style-name="T26">UI</text:span><text:span text:style-name="T25"> <text:s/></text:span><text:span text:style-name="T2">p</text:span><text:span text:style-name="T3">our proposer</text:span><text:span text:style-name="T25"> de </text:span><text:span text:style-name="T27">nouvelles </text:span><text:span text:style-name="T25">conception</text:span><text:span text:style-name="T26">s</text:span><text:span text:style-name="T25"> graphique</text:span><text:span text:style-name="T26">s,</text:span></text:p>
              </text:list-item>
              <text:list-item>
                <text:p text:style-name="P50"><text:span text:style-name="T40">Autres connaissances </text:span><text:span text:style-name="Strong_20_Emphasis"><text:span text:style-name="T38">Multimédia</text:span></text:span><text:span text:style-name="T40"> : </text:span><text:span text:style-name="T38">3DSMAX, after effect, <text:s/>adobe </text:span><text:span text:style-name="T49">première</text:span></text:p>
              </text:list-item>
            </text:list>
            <text:list xml:id="list132339586817065" text:continue-list="list1699887442" text:style-name="WW8Num6">
              <text:list-item>
                <text:list>
                  <text:list-item>
                    <text:p text:style-name="P55"><text:span text:style-name="T189">Fonctionnel / </text:span><text:span text:style-name="T190">Métiers</text:span></text:p>
                  </text:list-item>
                </text:list>
              </text:list-item>
            </text:list>
            <text:list xml:id="list132339679216045" text:continue-list="list702888809" text:style-name="WW8Num5">
              <text:list-item>
                <text:p text:style-name="P51"><text:span text:style-name="T62">Formation</text:span><text:span text:style-name="T63">s</text:span><text:span text:style-name="T62"> / Démo : </text:span><text:span text:style-name="T69">avec un esprit pédagogue je donne des formations/ présentation</text:span><text:span text:style-name="T70">s</text:span><text:span text:style-name="T69"> </text:span><text:span text:style-name="T70">technique/théorique</text:span><text:span text:style-name="T69"> </text:span><text:span text:style-name="T70">sur </text:span><text:span text:style-name="T71">un </text:span><text:span text:style-name="T70">concept une fonctionnalité soit pour des clients ou </text:span><text:span text:style-name="T71">collègue</text:span><text:span text:style-name="T70"> ou autre </text:span><text:span text:style-name="T71">publique</text:span><text:span text:style-name="T70">.</text:span></text:p>
              </text:list-item>
              <text:list-item>
                <text:p text:style-name="P52"><text:span text:style-name="T72">j</text:span><text:span text:style-name="T73">e peu</text:span><text:span text:style-name="T70">x</text:span><text:span text:style-name="T73"> intégré facilement un environnement </text:span><text:span text:style-name="T64">Agile / Scrum</text:span><text:span text:style-name="T73"> </text:span><text:span text:style-name="T74">ou mener des </text:span><text:span text:style-name="T75">cérémonie</text:span><text:span text:style-name="T74"> agile </text:span><text:span text:style-name="T76">a</text:span><text:span text:style-name="T77">vec</text:span><text:span text:style-name="T76"> un suivie sur un tableau </text:span><text:span text:style-name="T77">kanban</text:span><text:span text:style-name="T76"> </text:span><text:span text:style-name="T73">,</text:span></text:p>
              </text:list-item>
              <text:list-item>
                <text:p text:style-name="P67"><text:span text:style-name="T68">j’ai des </text:span><text:span text:style-name="T73">c</text:span><text:span text:style-name="T68">onnaissances dans le </text:span><text:span text:style-name="T61">marketing digital / </text:span><text:span text:style-name="T65">E-marketing </text:span><text:span text:style-name="T68">, </text:span><text:soft-page-break/><text:span text:style-name="T68">référencement, <text:s/>stratégie de positionnement </text:span><text:span text:style-name="T78">de suivie</text:span></text:p>
              </text:list-item>
              <text:list-item>
                <text:p text:style-name="P53"><text:span text:style-name="T80">des </text:span><text:span text:style-name="T78">c</text:span><text:span text:style-name="T79">onnaissances </text:span><text:span text:style-name="T66">fonctionnel</text:span><text:span text:style-name="T67">les </text:span><text:span text:style-name="T66">/ métiers</text:span><text:span text:style-name="T79"> <text:s/>sur des modèles applicatifs de type marketplace , e-commerce , <text:s/>suivie de</text:span><text:span text:style-name="T81">s</text:span><text:span text:style-name="T79"> dossier</text:span><text:span text:style-name="T81">s</text:span><text:span text:style-name="T79"> ...</text:span></text:p>
              </text:list-item>
            </text:list>
            <text:list xml:id="list132338647267514" text:continue-list="list132339586817065" text:style-name="WW8Num6">
              <text:list-item>
                <text:list>
                  <text:list-item>
                    <text:p text:style-name="P83">Technologies / environnement <text:s/>:</text:p>
                    <text:list>
                      <text:list-item>
                        <text:p text:style-name="P72"><text:span text:style-name="T20">Langages et Lib : </text:span><text:span text:style-name="T134">HTML5/XML/JSON ; CSS3/SASS-</text:span><text:span text:style-name="T135">SCSS;</text:span><text:span text:style-name="T134"> javascript/</text:span><text:span text:style-name="T136">ES6</text:span><text:span text:style-name="T134">/Jquery; </text:span><text:span text:style-name="T138">TypeScript, </text:span><text:span text:style-name="T134"><text:s/>PHP</text:span><text:span text:style-name="T140">(</text:span><text:span text:style-name="T142">notion</text:span><text:span text:style-name="T143">s</text:span><text:span text:style-name="T140">)</text:span></text:p>
                      </text:list-item>
                      <text:list-item>
                        <text:p text:style-name="P72"><text:span text:style-name="T20">Framework : </text:span><text:span text:style-name="T134">Bootstrap 3/4 ,</text:span><text:span text:style-name="T20"> <text:s text:c="2"/></text:span><text:span text:style-name="T145">VueJs , </text:span><text:span text:style-name="T146">ReactJS</text:span></text:p>
                      </text:list-item>
                      <text:list-item>
                        <text:p text:style-name="P72"><text:span text:style-name="T20">Traitement d’image/Design  : </text:span>Adobe<text:span text:style-name="T20"> </text:span><text:span text:style-name="T134">Photoshop, </text:span><text:span text:style-name="T137">Figma</text:span></text:p>
                      </text:list-item>
                      <text:list-item>
                        <text:p text:style-name="P84"><text:span text:style-name="T20">Task runners </text:span><text:span text:style-name="T140">( </text:span><text:span text:style-name="T144">config de base)</text:span><text:span text:style-name="T20">  : </text:span><text:span text:style-name="T134">Brunch , Gulp, <text:s/>webpack</text:span></text:p>
                      </text:list-item>
                      <text:list-item>
                        <text:p text:style-name="P72"><text:span text:style-name="T20">Data interface :</text:span><text:span text:style-name="T134"> Api REST / </text:span><text:span text:style-name="T139">A</text:span><text:span text:style-name="T134">XIOS </text:span><text:span text:style-name="T139">lib </text:span><text:span text:style-name="T134">, <text:s/>MySql</text:span></text:p>
                      </text:list-item>
                      <text:list-item>
                        <text:p text:style-name="P72"><text:span text:style-name="T20">Editeur / IDE : </text:span><text:span text:style-name="T134">VS-CODE, <text:s text:c="2"/>jetBrain PHPstorm</text:span></text:p>
                      </text:list-item>
                      <text:list-item>
                        <text:p text:style-name="P72"><text:span text:style-name="T20">OS :</text:span><text:span text:style-name="T134"> WINDOWS </text:span><text:span text:style-name="T140">(principalement)</text:span><text:span text:style-name="T134"> , UNIX/linux </text:span><text:span text:style-name="T140">(commande</text:span><text:span text:style-name="T141">s</text:span><text:span text:style-name="T140"> de base)</text:span></text:p>
                      </text:list-item>
                      <text:list-item>
                        <text:p text:style-name="P72"><text:span text:style-name="T20">Versionning : </text:span><text:span text:style-name="T134">GIT</text:span></text:p>
                      </text:list-item>
                      <text:list-item>
                        <text:p text:style-name="P84"><text:span text:style-name="T40">Méthode :</text:span><text:span text:style-name="T82"> </text:span><text:span text:style-name="T83">A</text:span><text:span text:style-name="T82">gile/Scrum, tableau canban</text:span></text:p>
                      </text:list-item>
                      <text:list-item>
                        <text:p text:style-name="P59"><text:span text:style-name="T20">CMS</text:span><text:span text:style-name="T134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30" text:outline-level="4"><text:span text:style-name="T191">Langues</text:span><text:span text:style-name="T15"> :</text:span></text:h>
                <text:list>
                  <text:list-item>
                    <text:p text:style-name="P90"><text:span text:style-name="T48">F</text:span><text:span text:style-name="T40">rançais</text:span><text:span text:style-name="T38"> : courant </text:span><text:span text:style-name="T54">|</text:span><text:span text:style-name="T38"> </text:span><text:span text:style-name="T40">Anglais</text:span><text:span text:style-name="T38"> : technique/</text:span><text:span text:style-name="T102">intermédiaire</text:span><text:span text:style-name="T38"> </text:span><text:span text:style-name="T54">|</text:span><text:span text:style-name="T38"> </text:span><text:span text:style-name="T40">Arabe</text:span><text:span text:style-name="T38"> : <text:s/>courant</text:span></text:p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6" text:outline-level="4"><draw:frame text:anchor-type="paragraph" draw:z-index="1" draw:name="Forme2" draw:style-name="gr1" draw:text-style-name="P97" svg:width="17.596cm" svg:height="1.033cm" svg:x="-0.155cm" svg:y="0.018cm"><draw:text-box><text:p text:style-name="P96"><text:span text:style-name="T193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2339748801402" text:continue-numbering="true" text:style-name="WW8Num6">
              <text:list-header>
                <text:p text:style-name="P32"/>
              </text:list-header>
              <text:list-item>
                <text:p text:style-name="P33">2020 : Formation<text:span text:style-name="T181">s</text:span> Udemy ( React &amp; vueJS )</text:p>
              </text:list-item>
              <text:list-item>
                <text:p text:style-name="P34"><text:span text:style-name="T19">2014 : </text:span><text:span text:style-name="T134">3 mois de formation continue en anglais au centre américain de Casablanca.</text:span></text:p>
              </text:list-item>
              <text:list-item>
                <text:p text:style-name="P34"><text:span text:style-name="T19">2013</text:span> : <text:span text:style-name="T20">MASTER 2 universitaire en multimédia et technologies du WEB</text:span> à l'université Hassan 1er (la FST).</text:p>
              </text:list-item>
              <text:list-item>
                <text:p text:style-name="P34"><text:span text:style-name="T19">2005</text:span> : Diplôme de technicien spécialisé en <text:span text:style-name="T20">Système d’information</text:span> à l’institut supérieur de gestion et d’informatique ISGI (institut OFPPT) à Casablanca.</text:p>
              </text:list-item>
              <text:list-item>
                <text:p text:style-name="P35"><text:span text:style-name="T161">2000</text:span><text:span text:style-name="T159"> : Baccalauréat option « </text:span><text:span text:style-name="T160">Sciences-exp</text:span><text:span text:style-name="T159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7" text:outline-level="4"><draw:frame text:anchor-type="paragraph" draw:z-index="3" draw:name="Forme2" draw:style-name="gr1" draw:text-style-name="P97" svg:width="17.596cm" svg:height="1.033cm" svg:x="-0.155cm" svg:y="0.018cm"><draw:text-box><text:p text:style-name="P96"><text:span text:style-name="T193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1107784690" text:style-name="WW8Num3">
              <text:list-item>
                <text:p text:style-name="P91"><text:span text:style-name="T106">2</text:span><text:span text:style-name="T107">020/</text:span><text:span text:style-name="T108">01</text:span><text:span text:style-name="T107"> à aujourd’hui :</text:span><text:span text:style-name="T116"> C</text:span><text:span text:style-name="T107">o</text:span><text:span text:style-name="T116">nsultant indépendant </text:span><text:span text:style-name="T117">front / intégration WEB </text:span><text:span text:style-name="T116">et </text:span><text:span text:style-name="T110">ouvert au marché actuellement </text:span><text:span text:style-name="T107">:</text:span></text:p>
                <text:list>
                  <text:list-item>
                    <text:list>
                      <text:list-item>
                        <text:p text:style-name="P91"><text:span text:style-name="T115">participation sur des modules front </text:span><text:span text:style-name="T114"><text:s/>d</text:span><text:span text:style-name="T115">u </text:span><text:span text:style-name="T114"><text:s/>projet </text:span><text:span text:style-name="T109">: <text:s/>http://www.soscoding.com/</text:span></text:p>
                      </text:list-item>
                      <text:list-item>
                        <text:p text:style-name="P92"><text:soft-page-break/><text:span text:style-name="T118">création d</text:span><text:span text:style-name="T120">e plusieurs</text:span><text:span text:style-name="T118"> </text:span><text:span text:style-name="T119">Projet</text:span><text:span text:style-name="T120">s</text:span><text:span text:style-name="T119"> <text:s/></text:span><text:span text:style-name="T111">Kit-Starter-Front</text:span><text:span text:style-name="T119"> </text:span><text:span text:style-name="T121">personnel <text:s/></text:span><text:span text:style-name="T125">( dans mon gitHub/</text:span><text:span text:style-name="T128">gitlab</text:span><text:span text:style-name="T125"> ) </text:span><text:span text:style-name="T120">( twig-js, vueJS, React </text:span><text:span text:style-name="T123">) </text:span><text:span text:style-name="T124">pour refondre des ancien</text:span><text:span text:style-name="T130">s</text:span><text:span text:style-name="T124"> projet <text:s/></text:span><text:span text:style-name="T130">front </text:span><text:span text:style-name="T124">personnel / ou pour des tiers.</text:span></text:p>
                      </text:list-item>
                      <text:list-item>
                        <text:p text:style-name="P94"><text:span text:style-name="T118">Création </text:span><text:span text:style-name="T129">d’</text:span><text:span text:style-name="T113">un </text:span><text:span text:style-name="T124">écosystème</text:span><text:span text:style-name="T113"> digital pour le partage d’astuce technique et digital <text:s/>( site wordpress, </text:span><text:span text:style-name="T131">chaîne</text:span><text:span text:style-name="T113"> </text:span><text:span text:style-name="T131">YouTube</text:span><text:span text:style-name="T113">, </text:span><text:span text:style-name="T130">réseau</text:span><text:span text:style-name="T113"> sociaux <text:s/></text:span><text:span text:style-name="T126">et stratégie </text:span><text:span text:style-name="T127">web-marketing</text:span><text:span text:style-name="T113">) </text:span><text:span text:style-name="T122">.</text:span></text:p>
                      </text:list-item>
                    </text:list>
                  </text:list-item>
                  <text:list-item>
                    <text:p text:style-name="P80"><text:span text:style-name="T134">Environnement</text:span> : <text:span text:style-name="T24">HMTL5, SASS/</text:span><text:span text:style-name="T31">SCSS</text:span><text:span text:style-name="T24">, </text:span><text:span text:style-name="T36">JavaScript</text:span><text:span text:style-name="T24">, </text:span><text:span text:style-name="T32">gulp, twig-js </text:span><text:span text:style-name="T24">, Bootstrap</text:span><text:span text:style-name="T33"> 4</text:span><text:span text:style-name="T24">, GIT, BEM, Atomic-design, </text:span><text:span text:style-name="T34">vueJS 2.x, </text:span><text:span text:style-name="T24">ReactJS, </text:span><text:span text:style-name="T35">photoshop, figma, </text:span><text:span text:style-name="T37">wordpress, </text:span><text:span text:style-name="T35">adobe-premiere.</text:span></text:p>
                  </text:list-item>
                </text:list>
              </text:list-item>
              <text:list-item>
                <text:p text:style-name="P93"><text:span text:style-name="T106">2017/</text:span><text:span text:style-name="T112">02</text:span><text:span text:style-name="T106">-20</text:span><text:span text:style-name="T112">19/09</text:span><text:span text:style-name="T39">: <text:s/></text:span><text:span text:style-name="T82">je suis </text:span><text:span text:style-name="T40">intégrateur web / Frontend dev (Cadre)</text:span><text:span text:style-name="T82"> <text:s/>chez</text:span><text:span text:style-name="T40"> WEBNET</text:span></text:p>
                <text:list>
                  <text:list-item>
                    <text:p text:style-name="P73"><text:span text:style-name="T162">Projet Europe Assistance </text:span><text:span text:style-name="T19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74"><text:bookmark-end text:name="_Hlk522556987"/><text:span text:style-name="T162">Projets Verifimmo et Ouibusiness </text:span><text:span text:style-name="T163">et </text:span><text:span text:style-name="T164">RiskEv</text:span><text:span text:style-name="T162">:</text:span> intégration web en responsive <text:span text:style-name="T167">et </text:span><text:span text:style-name="T4">s</text:span><text:span text:style-name="T5">upport des tickets </text:span><text:span text:style-name="T4">F</text:span><text:span text:style-name="T168">ront,</text:span> pour <text:span text:style-name="T6">des</text:span> site<text:span text:style-name="T169">s  de : </text:span></text:p>
                    <text:list>
                      <text:list-item>
                        <text:p text:style-name="P75"><text:span text:style-name="T169">V</text:span>érification <text:span text:style-name="T169">des </text:span>dossier<text:span text:style-name="T170">s</text:span> immobilier<text:span text:style-name="T170">s ( </text:span><text:span text:style-name="T165">Verifimmo )</text:span></text:p>
                      </text:list-item>
                      <text:list-item>
                        <text:p text:style-name="P75"><text:span text:style-name="T6">R</text:span>éservation de chambre d’hôtel <text:span text:style-name="T171">( </text:span><text:span text:style-name="T165">Ouibusiness )</text:span></text:p>
                      </text:list-item>
                      <text:list-item>
                        <text:p text:style-name="P76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77"><text:span text:style-name="T19">Environnement : </text:span>HMTL5, SASS/<text:span text:style-name="T8">SCSS</text:span>, Javascript, Jquery, brunch, <text:span text:style-name="T172">gulp, twig-js </text:span>, Bootstrap <text:span text:style-name="T173">3 et 4</text:span>, GIT, BEM, Atomic-design, agile/scrum, <text:span text:style-name="T184">vueJS 2.x</text:span></text:p>
                      </text:list-item>
                    </text:list>
                  </text:list-item>
                  <text:list-item>
                    <text:p text:style-name="P81">Mission chez le client maisonsdumonde.com (10 mois) :</text:p>
                    <text:list>
                      <text:list-item>
                        <text:p text:style-name="P73">Création front de nouvelles pages pour divers évènements sur le site maisonsdumonde.com</text:p>
                      </text:list-item>
                      <text:list-item>
                        <text:p text:style-name="P73">Création front des Newsletters à partir d’une charte graphique pour divers évènements (soldes, nouvelle collection, <text:s/>…)</text:p>
                      </text:list-item>
                      <text:list-item>
                        <text:p text:style-name="P73"><text:span text:style-name="T19">Environnement : </text:span>HMTL5, CSS3, Javascript, Jquery, SASS, Bootstrap-3, GIT, <text:span text:style-name="T183">VueJs 2.x</text:span></text:p>
                      </text:list-item>
                    </text:list>
                  </text:list-item>
                  <text:list-item>
                    <text:p text:style-name="P81">Mission chez le client orchestra-voyage <text:s/>(6 mois)</text:p>
                    <text:list>
                      <text:list-item>
                        <text:p text:style-name="P85"><text:span text:style-name="T38">Intégrant une équipe </text:span><text:span text:style-name="T103">D</text:span><text:span text:style-name="T38">esign/</text:span><text:span text:style-name="T103">Frontend</text:span><text:span text:style-name="T38">, je suis en charge de de créer la partie front des modules/composants/éléments qui seront réutilisable facilement sur l’ensemble de la plateforme web de </text:span><text:span text:style-name="T39">orchestra </text:span><text:span text:style-name="T38">et</text:span><text:span text:style-name="T39"> </text:span><text:span text:style-name="T38">qui seront adapté pour chaque client</text:span></text:p>
                      </text:list-item>
                      <text:list-item>
                        <text:p text:style-name="P73"><text:span text:style-name="T19">Environnement : </text:span>HMTL5, CSS3, <text:span text:style-name="T19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5"><text:span text:style-name="T51">Mission chez le client ICDC <text:s/>(</text:span><text:span text:style-name="T53">5</text:span><text:span text:style-name="T51"> mois)</text:span></text:p>
                    <text:list>
                      <text:list-item>
                        <text:p text:style-name="P73">Pour un projets de site institutionnel public ( CPF ) <text:s/>je faisait l’intégration web du guideline et des quelques pages web du site, <text:s/>en plus j’avais une casquette de <text:span text:style-name="T19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60"><text:span text:style-name="T19">Environnement : </text:span>HMTL5, CSS3, Jquery, SASS, Bootstrap-4, Flex-box model, GIT, drupal/twig templating.</text:p>
                      </text:list-item>
                    </text:list>
                  </text:list-item>
                </text:list>
              </text:list-item>
            </text:list>
            <text:p text:style-name="P14"><text:soft-page-break/>~~~~~~~~~~~~~~~~~~~~~</text:p>
            <text:list xml:id="list132338839845859" text:continue-numbering="true" text:style-name="WW8Num3">
              <text:list-item>
                <text:p text:style-name="P89"><text:span text:style-name="T19">2015-2016 : </text:span><text:span text:style-name="T134">pendant 1 an et 5 mois je suis </text:span><text:span text:style-name="T19">intégrateur web</text:span><text:span text:style-name="T134"> <text:s/>et force de proposition en </text:span><text:span text:style-name="T19">UI </text:span><text:span text:style-name="T134">dans plusieurs projets et plusieurs contextes en utilisant ( html5, css3, less/sass , photoshop, jquery/js, git ... ) chez </text:span><text:span text:style-name="T174">VISIATIV</text:span><text:span text:style-name="T177"> </text:span><text:span text:style-name="T134">:</text:span></text:p>
                <text:list>
                  <text:list-item>
                    <text:p text:style-name="P81">platforme réseau social thématique - ( environnement : Drupl6/php5 ) :</text:p>
                    <text:list>
                      <text:list-item>
                        <text:p text:style-name="P70">Intégration web des maquettes et mockup validée par le client (HTML5 , css3 , js) des différentes pages</text:p>
                      </text:list-item>
                      <text:list-item>
                        <text:p text:style-name="P70">Synchro et collaboration avec des développeurs drupal6/php <text:s/>pour la créations des Template.php et vues drupal6 de l’appli.</text:p>
                      </text:list-item>
                      <text:list-item>
                        <text:p text:style-name="P70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81">Back office d’un progiciel de gestion de process ( environnement : java/SDK ):</text:p>
                    <text:list>
                      <text:list-item>
                        <text:p text:style-name="P73"><text:span text:style-name="T134">Proposer des mockups /UI pour des interfaces de back office et intégration web ( html5 – css3 –jquery) <text:s/>des différents formulaires et vues du back office d’un module du </text:span><text:span text:style-name="T162">progiciel </text:span><text:span text:style-name="T134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81">Application web : visionneuse de catalogue CAO 3d <text:s/>(projet en agile/scrum) ( environnement : angular/java ):</text:p>
                    <text:list>
                      <text:list-item>
                        <text:p text:style-name="P70">Création et intégration web de la majorité des interfaces de l’application en ( html5 –SASS/CSS3 - bootstrap- js).</text:p>
                      </text:list-item>
                      <text:list-item>
                        <text:p text:style-name="P70">Proposer l’ergonomie et le design de plusieurs pages de l’application.</text:p>
                      </text:list-item>
                      <text:list-item>
                        <text:p text:style-name="P70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81">Application e-commerce B2B <text:s/>( environment C# )</text:p>
                    <text:list>
                      <text:list-item>
                        <text:p text:style-name="P70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62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56"><text:span text:style-name="T51">Environnement : </text:span><text:span text:style-name="T104">HMTL5, CSS3, </text:span><text:span text:style-name="T105">jQ</text:span><text:span text:style-name="T104">uery, SASS, Bootstrap</text:span><text:span text:style-name="T105">3</text:span><text:span text:style-name="T104">, GIT, </text:span><text:span text:style-name="T105">photoshop, photoshop, phpStorm.</text:span></text:p>
                  </text:list-item>
                </text:list>
              </text:list-item>
            </text:list>
            <text:p text:style-name="P15">~~~~~~~~~~~~~~~~~~~~~</text:p>
            <text:list xml:id="list132339664586538" text:continue-numbering="true" text:style-name="WW8Num3">
              <text:list-item>
                <text:p text:style-name="P89"><text:span text:style-name="T19">2014-2015 : </text:span><text:span text:style-name="T134">pendant 1 an et 3 mois je suis</text:span><text:span text:style-name="T19"> Webmaster/webdesigner</text:span><text:span text:style-name="T134"> <text:s/></text:span><text:span text:style-name="T174">Autonome</text:span><text:span text:style-name="T19">:</text:span></text:p>
                <text:list>
                  <text:list-item>
                    <text:p text:style-name="P81">Création et administration d’un site de petites annonce pour particulier sous joomla </text:p>
                    <text:list>
                      <text:list-item>
                        <text:p text:style-name="P70"><text:soft-page-break/>Installation paramétrage du plugin des petites annonces</text:p>
                      </text:list-item>
                      <text:list-item>
                        <text:p text:style-name="P85">Adaptation du thème/skin du site et <text:s/>déclinaison graphique déjà conçu</text:p>
                      </text:list-item>
                      <text:list-item>
                        <text:p text:style-name="P70">Ajouter et administration le contenu du site</text:p>
                      </text:list-item>
                    </text:list>
                  </text:list-item>
                  <text:list-item>
                    <text:p text:style-name="P81">Création de plusieurs sites sous Wordpress ( site d’emploi – blogs perso – autres mini site de services pour des <text:s/>tiers ) : </text:p>
                    <text:list>
                      <text:list-item>
                        <text:p text:style-name="P70">Intégration et Création des skins et thèmes pour wordpress</text:p>
                      </text:list-item>
                      <text:list-item>
                        <text:p text:style-name="P64"><text:span text:style-name="T162">Doc/Installati</text:span><text:span text:style-name="T19">on</text:span>/paramétrage des plugins nécessaires</text:p>
                      </text:list-item>
                      <text:list-item>
                        <text:p text:style-name="P70">Modération du contenu</text:p>
                      </text:list-item>
                      <text:list-item>
                        <text:p text:style-name="P63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65"><text:span text:style-name="T162">Environnement </text:span><text:span text:style-name="T19">: </text:span><text:span text:style-name="T24">HMTL5, Js/jQuery, CSS/SASS, GIT, photoshop, phpStorm, </text:span><text:span text:style-name="T29">wordpress 3+, <text:s/>joumla 1.x, </text:span><text:span text:style-name="T24"><text:s/>PHP/Mysql</text:span></text:p>
                  </text:list-item>
                </text:list>
              </text:list-item>
            </text:list>
            <text:p text:style-name="P19">~~~~~~~~~~~~~~~~~~~~~</text:p>
            <text:list xml:id="list132339371081991" text:continue-numbering="true" text:style-name="WW8Num3">
              <text:list-item>
                <text:p text:style-name="P89"><text:span text:style-name="T19">2011-2014</text:span><text:span text:style-name="T20"> </text:span><text:span text:style-name="T134">:</text:span> pendant <text:s/>2 ans et <text:s/>7 mois <text:span text:style-name="T134"><text:s/>je suis Webmaster/Chargé webmarketing chez </text:span><text:span text:style-name="T174">Leyton</text:span><text:span text:style-name="T177"> </text:span><text:span text:style-name="T134">: gestion et évolution des sites du groupe</text:span><text:span text:style-name="T19"> :</text:span></text:p>
                <text:list>
                  <text:list-item>
                    <text:p text:style-name="P81">Le site corporate du groupe, et le site de la 2eme marque du groupe (environnement : php4 ) :</text:p>
                    <text:list>
                      <text:list-item>
                        <text:p text:style-name="P70">Support des bugs du code php4 des sites.</text:p>
                      </text:list-item>
                      <text:list-item>
                        <text:p text:style-name="P70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70">Gestion et modération du contenu des droits d’accès des utilisateurs</text:p>
                      </text:list-item>
                      <text:list-item>
                        <text:p text:style-name="P63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66"><text:span text:style-name="T162">Environnement </text:span><text:span text:style-name="T19">: </text:span><text:span text:style-name="T24">HTML5, CSS, </text:span><text:span text:style-name="T30"><text:s/>javascript/jquery, </text:span><text:span text:style-name="T24"><text:s/></text:span><text:span text:style-name="T28">photoshop, </text:span><text:span text:style-name="T24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2340144809654" text:continue-numbering="true" text:style-name="WW8Num3">
              <text:list-item>
                <text:p text:style-name="P89"><text:span text:style-name="T134">2008 - 2011 : pendant <text:s/>2 ans et <text:s/>8 mois <text:s/>je suis Webmaster (intégration HTML-CSS-JS, et gestion des sites</text:span> clients, …..) à <text:span text:style-name="T175">finatech</text:span><text:span text:style-name="T176"> </text:span>:</text:p>
                <text:list>
                  <text:list-item>
                    <text:p text:style-name="P81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71"><text:soft-page-break/>Intégration web des maquettes fournit par le directeur artistique ( xhtml – css – js/jquery ) </text:p>
                      </text:list-item>
                      <text:list-item>
                        <text:p text:style-name="P71">Puis une 2eme intégration dans le serveur ZOPE avec un langage DTML</text:p>
                      </text:list-item>
                      <text:list-item>
                        <text:p text:style-name="P63">Tests et support des bugs de rendu remonté par le client.</text:p>
                      </text:list-item>
                    </text:list>
                  </text:list-item>
                  <text:list-item>
                    <text:p text:style-name="P57"><text:span text:style-name="T52">Environnement </text:span><text:span text:style-name="T40">: </text:span><text:span text:style-name="T98">XHTML, </text:span><text:span text:style-name="T99">CSS, </text:span><text:span text:style-name="T101">photoshop</text:span><text:span text:style-name="T99"> , javascript/jquery </text:span><text:span text:style-name="T98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2339626596402" text:continue-numbering="true" text:style-name="WW8Num3">
              <text:list-item>
                <text:p text:style-name="P89"><text:span text:style-name="T19">2007-2008</text:span> : 5 mois en tant qu’<text:span text:style-name="T20">intégrateur/ </text:span><text:span text:style-name="T22">W</text:span><text:span text:style-name="T20">ebdesigner </text:span>à <text:span text:style-name="T175">CASABLUELABS</text:span>.</text:p>
                <text:list>
                  <text:list-item>
                    <text:p text:style-name="P73"><text:span text:style-name="T166">Un site d’événementiel marocain + un journal quotidien régional <text:s/>(</text:span><text:span text:style-name="T162">environnment : </text:span><text:span text:style-name="T166"><text:s/>joomla 1.x / php4)</text:span></text:p>
                    <text:list>
                      <text:list-item>
                        <text:p text:style-name="P73">Adapter le <text:s/>skin du CMS joomla 1.x au maquette PSD</text:p>
                      </text:list-item>
                    </text:list>
                  </text:list-item>
                  <text:list-item>
                    <text:p text:style-name="P82">Le site de l’agence CASABLUELABS</text:p>
                    <text:list>
                      <text:list-item>
                        <text:p text:style-name="P73">Proposition graphique de la maquette du site sous Photoshop</text:p>
                      </text:list-item>
                      <text:list-item>
                        <text:p text:style-name="P73">Intégration xhtml/css2.1 de la maquette.</text:p>
                      </text:list-item>
                    </text:list>
                  </text:list-item>
                  <text:list-item>
                    <text:p text:style-name="P58"><text:span text:style-name="T52">Environnement </text:span><text:span text:style-name="T40">: </text:span><text:span text:style-name="T98">XHTML , </text:span><text:span text:style-name="T100">CSS </text:span><text:span text:style-name="T98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2340536627111" text:continue-numbering="true" text:style-name="WW8Num3">
              <text:list-item>
                <text:p text:style-name="P73"><text:span text:style-name="T19">2007</text:span> : stage de 3 mois à la Société INNOVATION CONCEPT Offshoring en développement WEB.</text:p>
                <text:list>
                  <text:list-item>
                    <text:p text:style-name="P73"><text:span text:style-name="T166">Platform de gestion des fournisseurs ( client allemand) ( </text:span><text:span text:style-name="T162">environnment : </text:span><text:span text:style-name="T166"><text:s/>php4 ) </text:span></text:p>
                    <text:list>
                      <text:list-item>
                        <text:p text:style-name="P60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2340498002441" text:continue-numbering="true" text:style-name="WW8Num3">
              <text:list-item>
                <text:p text:style-name="P89"><text:span text:style-name="T19">2007 </text:span>: 6 mois à la société PHONE ON LINE en tant que chargé d’assistance technique  :</text:p>
                <text:list>
                  <text:list-item>
                    <text:p text:style-name="P60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2340060738124" text:continue-numbering="true" text:style-name="WW8Num3">
              <text:list-item>
                <text:p text:style-name="P89"><text:span text:style-name="T19">2006</text:span> : 6 mois de stage ANAPEC <text:s/>à la Société INVOLYS dans le poste de développeur informatique :</text:p>
                <text:list>
                  <text:list-item>
                    <text:p text:style-name="P73"><text:span text:style-name="T166">Application de gestion immobilière ( </text:span><text:span text:style-name="T162">environnment : </text:span><text:span text:style-name="T166"><text:s/>visual basic 6 )</text:span>: </text:p>
                    <text:list>
                      <text:list-item>
                        <text:p text:style-name="P60">Traiter, corriger les bugs Suite à un rapport de bugs envoyer par le <text:s/>consultant /testeur (<text:span text:style-name="T134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<text:soft-page-break/>~~~~~~~~~~~~~~~~~~~~~</text:p>
            <text:list xml:id="list132340493653175" text:continue-numbering="true" text:style-name="WW8Num3">
              <text:list-item>
                <text:p text:style-name="P89"><text:span text:style-name="T19">2005</text:span> : Stage de 3 mois à la DRH de la commune urbaine de Casablanca : pour un développement VB :</text:p>
                <text:list>
                  <text:list-item>
                    <text:p text:style-name="P60"><text:span text:style-name="T162">Application de gestion du bureau d’orde de la DRH de casa </text:span><text:span text:style-name="T166">( </text:span><text:span text:style-name="T162">environnement : </text:span><text:span text:style-name="T166"><text:s/>visual basic 6 )</text:span>: </text:p>
                    <text:list>
                      <text:list-item>
                        <text:p text:style-name="P89"><text:span text:style-name="T178"><text:s/></text:span><text:span text:style-name="T134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8" text:outline-level="4"><draw:frame text:anchor-type="paragraph" draw:z-index="4" draw:name="Forme2" draw:style-name="gr1" draw:text-style-name="P97" svg:width="17.596cm" svg:height="1.033cm" svg:x="-0.155cm" svg:y="0.018cm"><draw:text-box><text:p text:style-name="P96"><text:span text:style-name="T193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3472927979" text:style-name="WW8Num1">
              <text:list-item>
                <text:p text:style-name="P78"><text:span text:style-name="T19">Sport</text:span> : course, natation, bowling, </text:p>
              </text:list-item>
              <text:list-item>
                <text:p text:style-name="P78"><text:span text:style-name="T19">Veille technologique</text:span> : suivre les avancés en IT</text:p>
              </text:list-item>
              <text:list-item>
                <text:p text:style-name="P78"><text:span text:style-name="T19">Art et dessin</text:span> : le dessin et design divers</text:p>
              </text:list-item>
              <text:list-item>
                <text:p text:style-name="P86"><text:span text:style-name="T39">Les jeux sociaux : </text:span><text:span text:style-name="T38">loup garou, </text:span><text:span text:style-name="T97">uno</text:span><text:span text:style-name="T38"> …</text:span></text:p>
              </text:list-item>
              <text:list-item>
                <text:p text:style-name="P87"><text:span text:style-name="T38">jeux video : </text:span><text:span text:style-name="T98">rétro-gaming,les jeux de combat,,,</text:span></text:p>
              </text:list-item>
              <text:list-item>
                <text:p text:style-name="P79"><text:span text:style-name="T20">Cinéma / </text:span><text:span text:style-name="T23">séries</text:span> : films d'auteur &amp; animation <text:s/>3d, <text:span text:style-name="T182">et séries connu</text:span></text:p>
              </text:list-item>
              <text:list-item>
                <text:p text:style-name="P61"><text:span text:style-name="T19">Photographie/ montage vidéo </text:span>: j’aime produire des photos et des vidéos de mes sorties évasion avec une touche artistique :</text:p>
                <text:list>
                  <text:list-item>
                    <text:p text:style-name="P95"><text:span text:style-name="T55"><text:s/></text:span><text:a xlink:type="simple" xlink:href="https://www.eyeem.com/u/youneschrak" text:style-name="Internet_20_link" text:visited-style-name="Visited_20_Internet_20_Link"><text:span text:style-name="Internet_20_link"><text:span text:style-name="T56">https://www.eyeem.com/u/youneschrak</text:span></text:span></text:a><text:span text:style-name="T56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29" text:outline-level="4"><draw:frame text:anchor-type="paragraph" draw:z-index="5" draw:name="Forme2" draw:style-name="gr1" draw:text-style-name="P97" svg:width="17.596cm" svg:height="1.033cm" svg:x="-0.155cm" svg:y="0.018cm"><draw:text-box><text:p text:style-name="P96"><text:span text:style-name="T193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6" text:outline-level="1"/>
            <text:p text:style-name="P8"><text:span text:style-name="T39">Mail</text:span><text:span text:style-name="T38"> : </text:span><text:a xlink:type="simple" xlink:href="mailto:chryounes@gmail.com" text:style-name="Internet_20_link" text:visited-style-name="Visited_20_Internet_20_Link"><text:span text:style-name="Internet_20_link"><text:span text:style-name="T38">chryounes@gmail.com</text:span></text:span></text:a></text:p>
            <text:p text:style-name="P11"><text:span text:style-name="T58">Linkedin:</text:span><text:span text:style-name="Internet_20_link"><text:span text:style-name="T60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8">Behance :</text:span></text:span><text:span text:style-name="Internet_20_link"><text:span text:style-name="T12"> https://www.behance.net/younesc</text:span></text:span></text:p>
            <text:p text:style-name="P13"><text:span text:style-name="Internet_20_link"><text:span text:style-name="T58">gitHub </text:span></text:span><text:span text:style-name="Internet_20_link"><text:span text:style-name="T59">(WIP)</text:span></text:span><text:span text:style-name="Internet_20_link"><text:span text:style-name="T13"> : <text:s/></text:span></text:span></text:p>
            <text:list xml:id="list132340521563437" text:continue-list="list3982390256" text:style-name="L1">
              <text:list-item>
                <text:p text:style-name="P39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1"><text:span text:style-name="T151">→ </text:span><text:span text:style-name="T149"><text:s/>D</text:span><text:span text:style-name="T150">émo</text:span><text:span text:style-name="T149"> web : https://younesh.github.io/MyStyleGuide/dist/styleguide.html</text:span></text:p>
                  </text:list-item>
                </text:list>
              </text:list-item>
              <text:list-item>
                <text:p text:style-name="P42"><text:a xlink:type="simple" xlink:href="https://github.com/younesh/learnVueJs" text:style-name="Internet_20_link" text:visited-style-name="Visited_20_Internet_20_Link"><text:span text:style-name="T147">https://github.com/younesh/learnVueJs</text:span></text:a></text:p>
              </text:list-item>
              <text:list-item>
                <text:p text:style-name="P42"><text:a xlink:type="simple" xlink:href="https://github.com/younesh/tests-web/tree/master/javascript" text:style-name="Internet_20_link" text:visited-style-name="Visited_20_Internet_20_Link"><text:span text:style-name="Internet_20_link"><text:span text:style-name="T148">https://github.com/younesh/tests-web/tree/master/javascript</text:span></text:span></text:a></text:p>
              </text:list-item>
              <text:list-item>
                <text:p text:style-name="P40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57"> </text:span></text:span><text:span text:style-name="Internet_20_link"><text:span text:style-name="T158"><text:s/>(WIP)</text:span></text:span></text:p>
              </text:list-item>
            </text:list>
            <text:p text:style-name="P24"><text:soft-page-break/><text:span text:style-name="Internet_20_link"><text:span text:style-name="T58">CV one Page : </text:span></text:span><text:a xlink:type="simple" xlink:href="https://younesh.github.io/CV/YC-front-op.pdf" text:style-name="Internet_20_link" text:visited-style-name="Visited_20_Internet_20_Link"><text:span text:style-name="Internet_20_link"><text:span text:style-name="T16">https://younesh.github.io/CV/YC-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87">i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88">nte</text:span></text:span></text:a><text:a xlink:type="simple" xlink:href="https://younesh.github.io/CV/YC-front-op.pdf" text:style-name="Internet_20_link" text:visited-style-name="Visited_20_Internet_20_Link"><text:span text:style-name="Internet_20_link"><text:span text:style-name="T16">-op.pdf</text:span></text:span></text:a><text:span text:style-name="Internet_20_link"><text:span text:style-name="T60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4T13:23:38.333000000</dc:date>
    <meta:editing-duration>P7DT2H43M59S</meta:editing-duration>
    <meta:editing-cycles>248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2" meta:word-count="1916" meta:character-count="12176" meta:non-whitespace-character-count="10419"/>
  </office:meta>
</office:document-meta>
</file>